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c9af"/>
    </style:style>
    <style:style style:name="P2" style:family="paragraph" style:parent-style-name="Standard">
      <style:paragraph-properties fo:text-align="start" style:justify-single-word="false"/>
      <style:text-properties officeooo:paragraph-rsid="000bc9af"/>
    </style:style>
    <style:style style:name="P3" style:family="paragraph" style:parent-style-name="Standard">
      <style:paragraph-properties fo:text-align="start" style:justify-single-word="false"/>
      <style:text-properties officeooo:paragraph-rsid="000e0ae3"/>
    </style:style>
    <style:style style:name="P4" style:family="paragraph" style:parent-style-name="Standard">
      <style:paragraph-properties fo:text-align="start" style:justify-single-word="false"/>
      <style:text-properties officeooo:paragraph-rsid="000e8685"/>
    </style:style>
    <style:style style:name="P5" style:family="paragraph" style:parent-style-name="Standard">
      <style:paragraph-properties fo:text-align="start" style:justify-single-word="false"/>
      <style:text-properties officeooo:paragraph-rsid="00110ac0"/>
    </style:style>
    <style:style style:name="T1" style:family="text">
      <style:text-properties officeooo:rsid="000bc9af"/>
    </style:style>
    <style:style style:name="T2" style:family="text">
      <style:text-properties fo:font-style="italic" officeooo:rsid="000bc9af"/>
    </style:style>
    <style:style style:name="T3" style:family="text">
      <style:text-properties officeooo:rsid="000e0ae3"/>
    </style:style>
    <style:style style:name="T4" style:family="text">
      <style:text-properties officeooo:rsid="000e8685"/>
    </style:style>
    <style:style style:name="T5" style:family="text">
      <style:text-properties officeooo:rsid="000f44de"/>
    </style:style>
    <style:style style:name="T6" style:family="text">
      <style:text-properties officeooo:rsid="00110ac0"/>
    </style:style>
    <style:style style:name="T7" style:family="text">
      <style:text-properties officeooo:rsid="0012cbe2"/>
    </style:style>
    <style:style style:name="T8" style:family="text">
      <style:text-properties officeooo:rsid="001429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eux sérieux</text:span></text:p>
      <text:p text:style-name="P2"><text:span text:style-name="T1"/></text:p>
      <text:p text:style-name="P2"><text:span text:style-name="T1"/></text:p>
      <text:p text:style-name="P2"><text:span text:style-name="T1">Un jeu sérieux est un logiciel qui n'a pas pour unique but le divertissement mais qui se doit d'être pédagogique. Ce type de jeu doit mettre </text:span><text:span text:style-name="T8">e</text:span><text:span text:style-name="T1">n place une interactivité, des règles et des objectifs à atteindre. Il y à plusieurs types de jeux sérieux :</text:span></text:p>
      <text:p text:style-name="P2"><text:span text:style-name="T1"/></text:p>
      <text:p text:style-name="P2"><text:span text:style-name="T1"><text:tab/>-les </text:span><text:span text:style-name="T2">advergaming</text:span><text:span text:style-name="T1"> (jeux publicitaires)</text:span></text:p>
      <text:p text:style-name="P2"><text:span text:style-name="T1"><text:tab/>-les </text:span><text:span text:style-name="T2">edutainment</text:span><text:span text:style-name="T1"> (à vocation éducative)</text:span></text:p>
      <text:p text:style-name="P2"><text:span text:style-name="T1"><text:tab/>-les </text:span><text:span text:style-name="T2">edumarket game</text:span><text:span text:style-name="T1"> (utilisés pour le communication d'entreprise)</text:span></text:p>
      <text:p text:style-name="P2"><text:span text:style-name="T1"><text:tab/>-les jeux engagés (ou détournés) </text:span></text:p>
      <text:p text:style-name="P2"><text:span text:style-name="T1"><text:tab/>-les jeux d’entraînement et de simulation</text:span></text:p>
      <text:p text:style-name="P2"><text:span text:style-name="T1"/></text:p>
      <text:p text:style-name="P4"><text:span text:style-name="T4">Les advergaming ont pour objectif de promouvoir une publicité.</text:span></text:p>
      <text:p text:style-name="P4"><text:span text:style-name="T4"/></text:p>
      <text:p text:style-name="P4"><text:span text:style-name="T4">Les edutainment ont une vocation éducative. Ils concernent l'éducation classique ou peuvent entrer dans des programmes de prévention notamment contre la consommation excessive d'alcool chez les jeunes. </text:span></text:p>
      <text:p text:style-name="P4"><text:span text:style-name="T4"/></text:p>
      <text:p text:style-name="P4"><text:span text:style-name="T4">Les edumarket game ou jeux pédago-mercatiques s’inscrivent donc dans </text:span><text:span text:style-name="T5">l</text:span><text:span text:style-name="T4">e registre des outils dédiés à la stratégie de communication en s’appuyant sur les ressorts du jeu vidéo, mais en intégrant également un aspect éducatif ou informatif. </text:span></text:p>
      <text:p text:style-name="P2"><text:span text:style-name="T1"/></text:p>
      <text:p text:style-name="P5"><text:span text:style-name="T6">Les jeux engagés s'efforce</text:span><text:span text:style-name="T8">nt</text:span><text:span text:style-name="T6"> de dénoncer des problèmes réels d'ordre politique. Par exemple le jeu September 12th <text:s/>dénonce l'utilisation de la violence <text:s/>pour tenter d'endiguer le terrorisme.</text:span></text:p>
      <text:p text:style-name="P5"><text:span text:style-name="T6"/></text:p>
      <text:p text:style-name="P5"><text:span text:style-name="T6">Les jeux d'entrainement et de simulation </text:span><text:span text:style-name="T7">représentent</text:span><text:span text:style-name="T6"> le fait <text:s/>d'étudier un phénomène réel reproduit dans un environnement virtuel.</text:span></text:p>
      <text:p text:style-name="P5"><text:span text:style-name="T6"/></text:p>
      <text:p text:style-name="P3"><text:span text:style-name="T3">Dans notre cas nous allons mettre en place un jeu de type Edutainment. </text:span><text:span text:style-name="T4">En effet, notre jeu va avoir une vocation éducat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re aydin</meta:initial-creator>
    <meta:creation-date>2014-10-23T08:26:00</meta:creation-date>
    <dc:date>2014-10-23T08:55:12</dc:date>
    <dc:creator>emre aydin</dc:creator>
    <meta:editing-duration>PT19M35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1" meta:paragraph-count="13" meta:word-count="215" meta:character-count="1428" meta:non-whitespace-character-count="1215"/>
  </office:meta>
</office:document-meta>
</file>